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solid" draw:stroke-dash="Fine_20_Dashed"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fo:min-height="0.063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draw:marker-end="Arrow" draw:marker-end-width="0.203cm" draw:fill="none" draw:textarea-vertical-align="middle"/>
    </style:style>
    <style:style style:name="gr9" style:family="graphic" style:parent-style-name="objectwithoutfill">
      <style:graphic-properties svg:stroke-width="0.051cm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832cm" svg:height="2.608cm" svg:x="11.376cm" svg:y="3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048cm" svg:height="2.794cm" svg:x="6.8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832cm" svg:height="2.704cm" svg:x="11.376cm" svg:y="6.93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0.65cm" svg:x="7.002cm" svg:y="5.153cm">
          <draw:text-box>
            <text:p text:style-name="P1"><text:span text:style-name="T1">Collaboration</text:span></text:p>
          </draw:text-box>
        </draw:frame>
        <draw:frame draw:style-name="gr3" draw:text-style-name="P1" draw:layer="layout" svg:width="2.159cm" svg:height="0.65cm" svg:x="11.705cm" svg:y="3.745cm">
          <draw:text-box>
            <text:p text:style-name="P1"><text:span text:style-name="T1">Appraisal</text:span></text:p>
          </draw:text-box>
        </draw:frame>
        <draw:frame draw:style-name="gr3" draw:text-style-name="P1" draw:layer="layout" svg:width="1.741cm" svg:height="0.65cm" svg:x="11.92cm" svg:y="7.021cm">
          <draw:text-box>
            <text:p text:style-name="P1"><text:span text:style-name="T1">Coping</text:span></text:p>
          </draw:text-box>
        </draw:frame>
        <draw:custom-shape draw:style-name="gr4" draw:text-style-name="P1" draw:layer="layout" svg:width="2.572cm" svg:height="1.294cm" svg:x="11.509cm" svg:y="8.08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24cm" svg:height="0.53cm" svg:x="11.246cm" svg:y="7.651cm">
          <draw:text-box>
            <text:p text:style-name="P1"><text:span text:style-name="T2">Action Selection</text:span></text:p>
          </draw:text-box>
        </draw:frame>
        <draw:custom-shape draw:style-name="gr1" draw:text-style-name="P1" draw:layer="layout" svg:width="2.07cm" svg:height="0.381cm" svg:x="11.743cm" svg:y="8.30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3cm" svg:height="0.493cm" svg:x="11.554cm" svg:y="8.259cm">
          <draw:text-box>
            <text:p text:style-name="P1"><text:span text:style-name="T3">Problem Focused</text:span></text:p>
          </draw:text-box>
        </draw:frame>
        <draw:custom-shape draw:style-name="gr1" draw:text-style-name="P1" draw:layer="layout" svg:width="2.07cm" svg:height="0.378cm" svg:x="11.744cm" svg:y="8.81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3cm" svg:height="0.493cm" svg:x="11.555cm" svg:y="8.772cm">
          <draw:text-box>
            <text:p text:style-name="P1"><text:span text:style-name="T3">Emotion Focused</text:span></text:p>
          </draw:text-box>
        </draw:frame>
        <draw:custom-shape draw:style-name="gr1" draw:text-style-name="P1" draw:layer="layout" svg:width="2.07cm" svg:height="0.384cm" svg:x="11.769cm" svg:y="4.55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3cm" svg:height="0.493cm" svg:x="11.58cm" svg:y="4.509cm">
          <draw:text-box>
            <text:p text:style-name="P1"><text:span text:style-name="T3">Relevance</text:span></text:p>
          </draw:text-box>
        </draw:frame>
        <draw:custom-shape draw:style-name="gr1" draw:text-style-name="P1" draw:layer="layout" svg:width="2.07cm" svg:height="0.394cm" svg:x="11.769cm" svg:y="4.93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3cm" svg:height="0.493cm" svg:x="11.58cm" svg:y="4.891cm">
          <draw:text-box>
            <text:p text:style-name="P1"><text:span text:style-name="T3">Desirability</text:span></text:p>
          </draw:text-box>
        </draw:frame>
        <draw:custom-shape draw:style-name="gr1" draw:text-style-name="P1" draw:layer="layout" svg:width="2.07cm" svg:height="0.4cm" svg:x="11.77cm" svg:y="5.30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413cm" svg:height="0.493cm" svg:x="11.581cm" svg:y="5.267cm">
          <draw:text-box>
            <text:p text:style-name="P1"><text:span text:style-name="T3">Expectedness</text:span></text:p>
          </draw:text-box>
        </draw:frame>
        <draw:custom-shape draw:style-name="gr1" draw:text-style-name="P1" draw:layer="layout" svg:width="2.07cm" svg:height="0.387cm" svg:x="11.769cm" svg:y="5.69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413cm" svg:height="0.493cm" svg:x="11.581cm" svg:y="5.645cm">
          <draw:text-box>
            <text:p text:style-name="P1"><text:span text:style-name="T3">Controllability</text:span></text:p>
          </draw:text-box>
        </draw:frame>
        <draw:connector draw:style-name="gr8" draw:text-style-name="P1" draw:layer="layout" svg:x1="8.404cm" svg:y1="5.064cm" svg:x2="12.792cm" svg:y2="3.667cm" draw:start-shape="id1" draw:start-glue-point="0" draw:end-shape="id2" draw:end-glue-point="0" svg:d="M8404 5064v-1910h4388v513" svg:viewBox="0 0 4389 1911">
          <text:p/>
        </draw:connector>
        <draw:connector draw:style-name="gr9" draw:text-style-name="P1" draw:layer="layout" draw:line-skew="-0.132cm" svg:x1="12.792cm" svg:y1="9.636cm" svg:x2="8.404cm" svg:y2="7.858cm" draw:start-shape="id3" draw:start-glue-point="2" draw:end-shape="id1" svg:d="M12792 9636v381h-4388v-2159" svg:viewBox="0 0 4389 2160">
          <text:p/>
        </draw:connector>
        <draw:connector draw:style-name="gr8" draw:text-style-name="P1" draw:layer="layout" svg:x1="12.792cm" svg:y1="6.275cm" svg:x2="12.792cm" svg:y2="6.932cm" draw:start-shape="id2" draw:start-glue-point="2" draw:end-shape="id3" draw:end-glue-point="0" svg:d="M12792 6275v657" svg:viewBox="0 0 1 658">
          <text:p/>
        </draw:connector>
        <draw:line draw:style-name="gr10" draw:text-style-name="P1" draw:layer="layout" svg:x1="8.328cm" svg:y1="6.034cm" svg:x2="7.611cm" svg:y2="7.35cm">
          <text:p/>
        </draw:line>
        <draw:line draw:style-name="gr10" draw:text-style-name="P1" draw:layer="layout" svg:x1="8.405cm" svg:y1="6.034cm" svg:x2="9.253cm" svg:y2="7.499cm">
          <text:p/>
        </draw:line>
        <draw:custom-shape draw:style-name="gr1" draw:text-style-name="P1" draw:layer="layout" svg:width="0.231cm" svg:height="0.232cm" svg:x="8.251cm" svg:y="5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14cm" svg:y1="6.502cm" svg:x2="8.405cm" svg:y2="6.96cm">
          <text:p/>
        </draw:line>
        <draw:custom-shape draw:style-name="gr1" draw:text-style-name="P1" xml:id="id4" draw:id="id4" draw:layer="layout" svg:width="0.232cm" svg:height="0.231cm" svg:x="7.99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31cm" svg:height="0.231cm" svg:x="8.524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92cm" svg:y1="6.991cm" svg:x2="8.683cm" svg:y2="7.377cm">
          <text:p/>
        </draw:line>
        <draw:custom-shape draw:style-name="gr1" draw:text-style-name="P1" xml:id="id8" draw:id="id8" draw:layer="layout" svg:width="0.232cm" svg:height="0.232cm" svg:x="8.559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3cm" svg:height="0.232cm" svg:x="9.087cm" svg:y="7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31cm" svg:height="0.232cm" svg:x="8.815cm" svg:y="6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32cm" svg:height="0.232cm" svg:x="8.247cm" svg:y="6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8.228cm" svg:y1="6.448cm" svg:x2="8.524cm" svg:y2="6.448cm" draw:start-shape="id4" draw:start-glue-point="10" draw:end-shape="id5" draw:end-glue-point="6" svg:d="M8228 6448h296" svg:viewBox="0 0 297 1">
          <text:p/>
        </draw:connector>
        <draw:connector draw:style-name="gr11" draw:text-style-name="P1" draw:layer="layout" svg:x1="7.974cm" svg:y1="6.921cm" svg:x2="8.247cm" svg:y2="6.921cm" draw:start-shape="id6" draw:start-glue-point="10" draw:end-shape="id7" draw:end-glue-point="6" svg:d="M7974 6921h273" svg:viewBox="0 0 274 1">
          <text:p/>
        </draw:connector>
        <draw:custom-shape draw:style-name="gr1" draw:text-style-name="P1" draw:layer="layout" svg:width="0.232cm" svg:height="0.232cm" svg:x="7.46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841cm" svg:y1="6.926cm" svg:x2="8.106cm" svg:y2="7.384cm">
          <text:p/>
        </draw:line>
        <draw:custom-shape draw:style-name="gr1" draw:text-style-name="P1" draw:layer="layout" svg:width="0.23cm" svg:height="0.232cm" svg:x="7.98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32cm" svg:height="0.232cm" svg:x="7.742cm" svg:y="6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8.791cm" svg:y1="7.415cm" svg:x2="9.087cm" svg:y2="7.415cm" draw:start-shape="id8" draw:start-glue-point="10" draw:end-shape="id9" draw:end-glue-point="6" svg:d="M8791 7415h296" svg:viewBox="0 0 2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5-11-30T18:53:43.855346015</dc:date>
    <meta:editing-duration>PT52M38S</meta:editing-duration>
    <meta:editing-cycles>13</meta:editing-cycles>
    <meta:generator>LibreOffice/4.2.8.2$Linux_X86_64 LibreOffice_project/420m0$Build-2</meta:generator>
    <meta:document-statistic meta:object-count="41"/>
  </office:meta>
</office:document-meta>
</file>